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7494" officeooo:paragraph-rsid="001374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m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2:09:27.922530392</meta:creation-date>
    <dc:date>2025-04-28T20:58:22.188178236</dc:date>
    <meta:editing-duration>PT2M45S</meta:editing-duration>
    <meta:editing-cycles>2</meta:editing-cycles>
    <meta:generator>LibreOffice/24.2.7.2$Linux_X86_64 LibreOffice_project/420$Build-2</meta:generator>
    <meta:keyword>html odt import paragraphs images styles richtext hyperlinks</meta:keyword>
    <dc:coverage>his sample demonstrates how to import structured HTML into an ODT document using OdtTemplateEngine. It includes headers, paragraphs with inline styles, images from local assets, internal and external links, and formatted text elements.</dc:coverage>
    <dc:publisher>Walter Dietz</dc:publisher>
    <dc:source>https://github.com/WaltDietzney/odt-template-engine</dc:source>
    <dc:subject>Demonstration of HTML import into ODT documents</dc:subject>
    <dc:title>Sample 8 HTML Import with Rich Structures</dc:title>
    <meta:document-statistic meta:table-count="0" meta:image-count="0" meta:object-count="0" meta:page-count="1" meta:paragraph-count="1" meta:word-count="1" meta:character-count="8" meta:non-whitespace-character-count="8"/>
  </office:meta>
</office:document-meta>
</file>